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3" office:value-type="string" calcext:value-type="string">
            <text:p>À couteaux tirés</text:p>
          </table:table-cell>
          <table:table-cell table:style-name="ce33" office:value-type="string" calcext:value-type="string">
            <text:p><text:a xlink:href="https://fr.wikipedia.org/wiki/Lee_Tamahori" xlink:type="simple">Lee Tamahori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wzaD2KmWzGUyVJtcUUilH9EbtL</text:p>
          </table:table-cell>
          <table:table-cell/>
        </table:table-row>
        <table:table-row table:style-name="ro1">
          <table:table-cell office:value-type="string" calcext:value-type="string">
            <text:p>Alice au pays des merveill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0kre9wRCZz3jjSjaru7QU0UtFz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office:value-type="string" calcext:value-type="string">
            <text:p>Ant-Man</text:p>
          </table:table-cell>
          <table:table-cell table:style-name="ce33" office:value-type="string" calcext:value-type="string">
            <text:p><text:a xlink:href="https://fr.wikipedia.org/wiki/Peyton_Reed" xlink:type="simple">Peyton Reed</text:a> </text:p>
          </table:table-cell>
          <table:table-cell table:style-name="ce33" office:value-type="string" calcext:value-type="string">
            <text:p><text:a xlink:href="https://fr.wikipedia.org/wiki/Christophe_Beck" xlink:type="simple">Christophe Beck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4Ky7xCXPMKXGopstPjwPRd4ZDrj</text:p>
          </table:table-cell>
          <table:table-cell/>
        </table:table-row>
        <table:table-row table:style-name="ro1">
          <table:table-cell table:style-name="ce3" office:value-type="string" calcext:value-type="string">
            <text:p>Apocalypse Now</text:p>
          </table:table-cell>
          <table:table-cell table:style-name="ce33" office:value-type="string" calcext:value-type="string">
            <text:p><text:a xlink:href="https://fr.wikipedia.org/wiki/Francis_Ford_Coppola" xlink:type="simple">Francis Ford Coppola</text:a> </text:p>
          </table:table-cell>
          <table:table-cell office:value-type="string" calcext:value-type="string">
            <text:p>DIVERS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gQB8Y5RCMkv2zwzFHbUJX3kAhvA</text:p>
          </table:table-cell>
          <table:table-cell/>
        </table:table-row>
        <table:table-row table:style-name="ro3">
          <table:table-cell table:style-name="ce3" office:value-type="string" calcext:value-type="string">
            <text:p>Armageddon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Trevor_Rabin" xlink:type="simple">Trevor Rabin</text:a> &amp; <text:a xlink:href="https://fr.wikipedia.org/wiki/Harry_Gregson-Williams" xlink:type="simple">Harry Gregson-Williams</text:a>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eTM3qtGhDU8cvjpoa6KEt5E2auU</text:p>
          </table:table-cell>
          <table:table-cell/>
        </table:table-row>
        <table:table-row table:style-name="ro1">
          <table:table-cell office:value-type="string" calcext:value-type="string">
            <text:p>Arrête-moi si tu peux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vWsgyMm8k9UPh3MzEyTUu1FhRG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table:style-name="ce3" office:value-type="string" calcext:value-type="string">
            <text:p>Black Panther</text:p>
          </table:table-cell>
          <table:table-cell table:style-name="ce33" office:value-type="string" calcext:value-type="string">
            <text:p><text:a xlink:href="https://fr.wikipedia.org/wiki/Ryan_Coogler" xlink:type="simple">Ryan Coogler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 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uxzzxijgPIY7slzFvMotPv8wjKA</text:p>
          </table:table-cell>
          <table:table-cell/>
        </table:table-row>
        <table:table-row table:style-name="ro1">
          <table:table-cell office:value-type="string" calcext:value-type="string">
            <text:p>Blade Runn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63N9uy8nd9j7Eog2axPQ8lbr3Wj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aptain America: First Avenger </text:p>
          </table:table-cell>
          <table:table-cell table:style-name="ce33" office:value-type="string" calcext:value-type="string">
            <text:p><text:a xlink:href="https://fr.wikipedia.org/wiki/Joe_Johnston" xlink:type="simple">Joe Johnst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vSNxAJTlD0r02V9sPYpOjqDZXUK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table:style-name="ce3" office:value-type="string" calcext:value-type="string">
            <text:p>Constantine </text:p>
          </table:table-cell>
          <table:table-cell table:style-name="ce33" office:value-type="string" calcext:value-type="string">
            <text:p><text:a xlink:href="https://fr.wikipedia.org/wiki/Francis_Lawrence" xlink:type="simple">Francis Lawrence</text:a> </text:p>
          </table:table-cell>
          <table:table-cell table:style-name="ce33" office:value-type="string" calcext:value-type="string">
            <text:p><text:a xlink:href="https://fr.wikipedia.org/wiki/Brian_Tyler" xlink:type="simple">Brian Tyler</text:a> &amp; <text:a xlink:href="https://fr.wikipedia.org/wiki/Klaus_Badelt" xlink:type="simple">Klaus Badelt</text:a>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vPYgvd2MwHlxTamAOjwVQp4qs1W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3" office:value-type="string" calcext:value-type="string">
            <text:p>Dune </text:p>
          </table:table-cell>
          <table:table-cell table:style-name="ce33" office:value-type="string" calcext:value-type="string">
            <text:p><text:a xlink:href="https://fr.wikipedia.org/wiki/Denis_Villeneuve" xlink:type="simple">Denis Villeneuv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5NXSklXo0qyIYkgV94XAgMIckC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office:value-type="string" calcext:value-type="string">
            <text:p>Fahrenheit 451</text:p>
          </table:table-cell>
          <table:table-cell table:style-name="ce33" office:value-type="string" calcext:value-type="string">
            <text:p><text:a xlink:href="https://fr.wikipedia.org/wiki/François_Truffaut" xlink:type="simple">François Truffaut</text:a></text:p>
          </table:table-cell>
          <table:table-cell table:style-name="ce33" office:value-type="string" calcext:value-type="string">
            <text:p><text:a xlink:href="https://fr.wikipedia.org/wiki/Bernard_Herrmann" xlink:type="simple">Bernard Herrmann</text:a> 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k2CTpexoS9MO9lKVFfnzwVdJu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office:value-type="string" calcext:value-type="string">
            <text:p>Forrest Gump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HP97rTPS5eLmrLQEcANmKrsF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3" office:value-type="string" calcext:value-type="string">
            <text:p>Hellboy </text:p>
          </table:table-cell>
          <table:table-cell table:style-name="ce33" office:value-type="string" calcext:value-type="string">
            <text:p><text:a xlink:href="https://fr.wikipedia.org/wiki/Guillermo_del_Toro" xlink:type="simple">Guillermo del Toro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21hS8mD8uxBVvf8xVYR30LbbmPO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3">
          <table:table-cell office:value-type="string" calcext:value-type="string">
            <text:p>Intouchables</text:p>
          </table:table-cell>
          <table:table-cell table:style-name="ce33" office:value-type="string" calcext:value-type="string">
            <text:p><text:a xlink:href="https://fr.wikipedia.org/wiki/Olivier_Nakache" xlink:type="simple">Olivier Nakache</text:a> &amp; <text:a xlink:href="https://fr.wikipedia.org/wiki/Éric_Toledano" xlink:type="simple">Éric Toledano</text:a></text:p>
          </table:table-cell>
          <table:table-cell table:style-name="ce33" office:value-type="string" calcext:value-type="string">
            <text:p><text:a xlink:href="https://fr.wikipedia.org/wiki/Ludovico_Einaudi" xlink:type="simple">Ludovico Einaudi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323BP0itpxTsO0skTwdnVmf7YC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office:value-type="string" calcext:value-type="string">
            <text:p>Jumanji</text:p>
          </table:table-cell>
          <table:table-cell table:style-name="ce33" office:value-type="string" calcext:value-type="string">
            <text:p><text:a xlink:href="https://fr.wikipedia.org/wiki/Joe_Johnston" xlink:type="simple">Joe Johnston</text:a>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6aGn2X51bahFoOI8wE1h2VGTgcH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1">
          <table:table-cell office:value-type="string" calcext:value-type="string">
            <text:p>Kill Bill</text:p>
          </table:table-cell>
          <table:table-cell table:style-name="ce33" office:value-type="string" calcext:value-type="string">
            <text:p><text:a xlink:href="https://fr.wikipedia.org/wiki/Quentin_Tarantino" xlink:type="simple">Quentin Tarantino</text:a> </text:p>
          </table:table-cell>
          <table:table-cell office:value-type="string" calcext:value-type="string">
            <text:p>DIVER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v7TaX8kXMXs5yFFGR41guUDNcnB</text:p>
          </table:table-cell>
          <table:table-cell/>
        </table:table-row>
        <table:table-row table:style-name="ro3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3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office:value-type="string" calcext:value-type="string">
            <text:p>La Famille Addams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</text:p>
          </table:table-cell>
          <table:table-cell table:style-name="ce33" office:value-type="string" calcext:value-type="string">
            <text:p><text:a xlink:href="https://fr.wikipedia.org/wiki/Marc_Shaiman" xlink:type="simple">Marc Shaiman</text:a> 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Ff8anju5f2epI0my8RdwwIXFIP</text:p>
          </table:table-cell>
          <table:table-cell/>
        </table:table-row>
        <table:table-row table:style-name="ro1">
          <table:table-cell office:value-type="string" calcext:value-type="string">
            <text:p>La Mémoire dans la peau</text:p>
          </table:table-cell>
          <table:table-cell table:style-name="ce33" office:value-type="string" calcext:value-type="string">
            <text:p><text:a xlink:href="https://fr.wikipedia.org/wiki/Doug_Liman" xlink:type="simple">Doug Liman</text:a> </text:p>
          </table:table-cell>
          <table:table-cell table:style-name="ce33" office:value-type="string" calcext:value-type="string">
            <text:p><text:a xlink:href="https://fr.wikipedia.org/wiki/John_Powell_(compositeur)" xlink:type="simple">John Powell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P8swke3gmowbkfZ6lmNidu0y9p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table:style-name="ce3" office:value-type="string" calcext:value-type="string">
            <text:p>La Soupe aux choux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zEUG0uqQBAQ9fYV8eL2S2twYAhf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Dernier Samouraï </text:p>
          </table:table-cell>
          <table:table-cell table:style-name="ce33" office:value-type="string" calcext:value-type="string">
            <text:p><text:a xlink:href="https://fr.wikipedia.org/wiki/Edward_Zwick" xlink:type="simple">Edward Zwick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sasOSgYI85EHygtT5SvcxtZVYT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office:value-type="string" calcext:value-type="string">
            <text:p>Le Labyrinthe</text:p>
          </table:table-cell>
          <table:table-cell table:style-name="ce33" office:value-type="string" calcext:value-type="string">
            <text:p><text:a xlink:href="https://fr.wikipedia.org/wiki/Wes_Ball" xlink:type="simple">Wes Ball</text:a></text:p>
          </table:table-cell>
          <table:table-cell table:style-name="ce33" office:value-type="string" calcext:value-type="string">
            <text:p><text:a xlink:href="https://fr.wikipedia.org/wiki/John_Paesano" xlink:type="simple">John Paesano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ode14q7WtDugFDp78fo9lCsmay9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rs Attacks!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ll4O5vSAfnZDb6JbnP06GPtz7b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table:style-name="ce3" office:value-type="string" calcext:value-type="string">
            <text:p>Nikita </text:p>
          </table:table-cell>
          <table:table-cell table:style-name="ce33" office:value-type="string" calcext:value-type="string">
            <text:p><text:a xlink:href="https://fr.wikipedia.org/wiki/Luc_Besson" xlink:type="simple">Luc Besson</text:a> 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jLqvVdR1gucaMF5wtCAOS9nsolY</text:p>
          </table:table-cell>
          <table:table-cell/>
        </table:table-row>
        <table:table-row table:style-name="ro1">
          <table:table-cell office:value-type="string" calcext:value-type="string">
            <text:p>Oblivion</text:p>
          </table:table-cell>
          <table:table-cell table:style-name="ce33" office:value-type="string" calcext:value-type="string">
            <text:p><text:a xlink:href="https://fr.wikipedia.org/wiki/Joseph_Kosinski" xlink:type="simple">Joseph Kosinski</text:a> </text:p>
          </table:table-cell>
          <table:table-cell table:style-name="ce33" office:value-type="string" calcext:value-type="string">
            <text:p><text:a xlink:href="https://fr.wikipedia.org/wiki/M83_(groupe)" xlink:type="simple">M83</text:a> 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2ncs7hqBsEjFMqt6Y7ShBCO9tWs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DIVERS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table:style-name="ce3" office:value-type="string" calcext:value-type="string">
            <text:p>Seul au monde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ydtGc9GXq0XGKozNOs0kmzfuuBm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table:style-name="ce33" office:value-type="string" calcext:value-type="string">
            <text:p><text:a xlink:href="https://fr.wikipedia.org/wiki/Jan_de_Bont" xlink:type="simple">Jan de Bont</text:a></text:p>
          </table:table-cell>
          <table:table-cell table:style-name="ce33" office:value-type="string" calcext:value-type="string">
            <text:p><text:a xlink:href="https://fr.wikipedia.org/wiki/Mark_Mancina" xlink:type="simple">Mark Mancina</text:a> 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tgZ7NaJYRBUgXbXKziOdpajkt1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3" office:value-type="string" calcext:value-type="string">
            <text:p>Taken </text:p>
          </table:table-cell>
          <table:table-cell table:style-name="ce33" office:value-type="string" calcext:value-type="string">
            <text:p><text:a xlink:href="https://fr.wikipedia.org/wiki/Pierre_Morel_(cinéaste)" xlink:type="simple">Pierre Morel</text:a> </text:p>
          </table:table-cell>
          <table:table-cell table:style-name="ce33" office:value-type="string" calcext:value-type="string">
            <text:p><text:a xlink:href="https://fr.wikipedia.org/wiki/Nathaniel_Mechaly" xlink:type="simple">Nathaniel Mechaly</text:a> 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rJjDB8SSJJKcpXVf4KAxZIHvBZ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Tron</text:p>
          </table:table-cell>
          <table:table-cell table:style-name="ce33" office:value-type="string" calcext:value-type="string">
            <text:p><text:a xlink:href="https://fr.wikipedia.org/wiki/Steven_Lisberger" xlink:type="simple">Steven Lisberger</text:a> </text:p>
          </table:table-cell>
          <table:table-cell table:style-name="ce33" office:value-type="string" calcext:value-type="string">
            <text:p><text:a xlink:href="https://fr.wikipedia.org/wiki/Wendy_Carlos" xlink:type="simple">Wendy Carlo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zwSFEczP7AzqugAHHIX3zHniT0t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office:value-type="string" calcext:value-type="string">
            <text:p>Willow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jfTpuQGMHinR3dc6mZ5bXq3mTKk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3" office:value-type="string" calcext:value-type="string">
            <text:p>Ocean's Eleven </text:p>
          </table:table-cell>
          <table:table-cell table:style-name="ce33" office:value-type="string" calcext:value-type="string">
            <text:p><text:a xlink:href="https://fr.wikipedia.org/wiki/Steven_Soderbergh" xlink:type="simple">Steven Soderbergh</text:a> </text:p>
          </table:table-cell>
          <table:table-cell table:style-name="ce33" office:value-type="string" calcext:value-type="string">
            <text:p><text:a xlink:href="https://fr.wikipedia.org/wiki/David_Holmes" xlink:type="simple">David Holmes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u82ZyAff0Iy4RXNSsnbTTlglEak</text:p>
          </table:table-cell>
          <table:table-cell/>
        </table:table-row>
        <table:table-row table:style-name="ro1">
          <table:table-cell table:style-name="ce3" office:value-type="string" calcext:value-type="string">
            <text:p>Fight Club</text:p>
          </table:table-cell>
          <table:table-cell table:style-name="ce33" office:value-type="string" calcext:value-type="string">
            <text:p><text:a xlink:href="https://fr.wikipedia.org/wiki/David_Fincher" xlink:type="simple">David Fincher</text:a> </text:p>
          </table:table-cell>
          <table:table-cell table:style-name="ce33" office:value-type="string" calcext:value-type="string">
            <text:p><text:a xlink:href="https://fr.wikipedia.org/wiki/The_Dust_Brothers" xlink:type="simple">The Dust Brothers</text:a> 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B8BM7pdSp6B6Ih7QZ4DrQ3PmJK</text:p>
          </table:table-cell>
          <table:table-cell/>
        </table:table-row>
        <table:table-row table:style-name="ro1">
          <table:table-cell office:value-type="string" calcext:value-type="string">
            <text:p>American Psycho</text:p>
          </table:table-cell>
          <table:table-cell table:style-name="ce33" office:value-type="string" calcext:value-type="string">
            <text:p><text:a xlink:href="https://en.wikipedia.org/wiki/Mary_Harron" xlink:type="simple">Mary Harron</text:a> </text:p>
          </table:table-cell>
          <table:table-cell table:style-name="ce33" office:value-type="string" calcext:value-type="string">
            <text:p><text:a xlink:href="https://en.wikipedia.org/wiki/John_Cale" xlink:type="simple">John Cale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d3U7k4hBYgFW7pv4hXUVwkMvum0</text:p>
          </table:table-cell>
          <table:table-cell/>
        </table:table-row>
        <table:table-row table:style-name="ro1">
          <table:table-cell office:value-type="string" calcext:value-type="string">
            <text:p>Vol au-dessus d'un nid de coucou</text:p>
          </table:table-cell>
          <table:table-cell table:style-name="ce33" office:value-type="string" calcext:value-type="string">
            <text:p><text:a xlink:href="https://fr.wikipedia.org/wiki/Miloš_Forman" xlink:type="simple">Miloš Forman</text:a> </text:p>
          </table:table-cell>
          <table:table-cell table:style-name="ce33" office:value-type="string" calcext:value-type="string">
            <text:p><text:a xlink:href="https://fr.wikipedia.org/wiki/Jack_Nitzsche" xlink:type="simple">Jack Nitzsche</text:a> 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3jcbDmRFiQ83drXNOvRDeKHxS0C</text:p>
          </table:table-cell>
          <table:table-cell/>
        </table:table-row>
        <table:table-row table:style-name="ro1">
          <table:table-cell table:style-name="ce3" office:value-type="string" calcext:value-type="string">
            <text:p>La Liste de Schindler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F1U4EUQS8YHUYjNl3pMGNIQyr0</text:p>
          </table:table-cell>
          <table:table-cell/>
        </table:table-row>
        <table:table-row table:style-name="ro1">
          <table:table-cell table:style-name="ce3" office:value-type="string" calcext:value-type="string">
            <text:p>I, Robot</text:p>
          </table:table-cell>
          <table:table-cell table:style-name="ce33" office:value-type="string" calcext:value-type="string">
            <text:p><text:a xlink:href="https://fr.wikipedia.org/wiki/Alex_Proyas" xlink:type="simple">Alex Proyas</text:a> </text:p>
          </table:table-cell>
          <table:table-cell table:style-name="ce33" office:value-type="string" calcext:value-type="string">
            <text:p><text:a xlink:href="https://fr.wikipedia.org/wiki/Marco_Beltrami" xlink:type="simple">Marco Beltrami</text:a> 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efwv6F2lGaghjPpBRSINHtoEiZB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table:style-name="ce33" office:value-type="string" calcext:value-type="string">
            <text:p><text:a xlink:href="https://fr.wikipedia.org/wiki/David_Fincher" xlink:type="simple">David Fincher</text:a>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6oD6CmR9sAKKGg1dFtR2QpVO16R</text:p>
          </table:table-cell>
          <table:table-cell/>
        </table:table-row>
        <table:table-row table:style-name="ro2">
          <table:table-cell office:value-type="string" calcext:value-type="string">
            <text:p>Wonder Woman</text:p>
          </table:table-cell>
          <table:table-cell table:style-name="ce33" office:value-type="string" calcext:value-type="string">
            <text:p><text:a xlink:href="https://fr.wikipedia.org/wiki/Patty_Jenkins" xlink:type="simple">Patty Jenkins</text:a> </text:p>
          </table:table-cell>
          <table:table-cell table:style-name="ce33" office:value-type="string" calcext:value-type="string">
            <text:p><text:a xlink:href="https://fr.wikipedia.org/wiki/Rupert_Gregson-Williams" xlink:type="simple">Rupert Gregson-Williams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imekS7f1OuHyUP2LAiTEM0zBzUz</text:p>
          </table:table-cell>
          <table:table-cell/>
        </table:table-row>
        <table:table-row table:style-name="ro2">
          <table:table-cell office:value-type="string" calcext:value-type="string">
            <text:p>Tenet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3" office:value-type="string" calcext:value-type="string">
            <text:p><text:a xlink:href="https://fr.wikipedia.org/wiki/Ludwig_Göransson" xlink:type="simple">Ludwig Göransson</text:a>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CIFMriQh8rvhxpN1IWGgvH0Tlg</text:p>
          </table:table-cell>
          <table:table-cell/>
        </table:table-row>
        <table:table-row table:style-name="ro1">
          <table:table-cell table:style-name="ce3" office:value-type="string" calcext:value-type="string">
            <text:p>Hugo Cabret</text:p>
          </table:table-cell>
          <table:table-cell table:style-name="ce33" office:value-type="string" calcext:value-type="string">
            <text:p><text:a xlink:href="https://fr.wikipedia.org/wiki/Martin_Scorsese" xlink:type="simple">Martin Scorses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vDAhBTIHvIoNOlgCfmLirVgUK2p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4"/>
        </table:table-row>
        <table:table-row table:style-name="ro1" table:number-rows-repeated="10484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0.2.2$Windows_X86_64 LibreOffice_project/8349ace3c3162073abd90d81fd06dcfb6b36b994</meta:generator>
    <dc:date>2023-03-05T00:51:23.133000000</dc:date>
    <meta:editing-duration>PT18H44M47S</meta:editing-duration>
    <meta:editing-cycles>49</meta:editing-cycles>
    <meta:document-statistic meta:table-count="1" meta:cell-count="726" meta:object-count="0"/>
  </office:meta>
</office:document-meta>
</file>